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fo:background-color="#eeeeee" loext:padding="0.0193in" loext:border="0.06pt solid #cccccc"/>
    </style:style>
    <style:style style:name="P2" style:family="paragraph" style:parent-style-name="Text_20_body" style:list-style-name="L1">
      <style:paragraph-properties fo:margin-left="0.1043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fo:background-color="#eeeeee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3335428" text:style-name="L1">
        <text:list-item>
          <text:p text:style-name="P2">disc (tạo ký hiệu chấm tròn đen phía trước danh sách)</text:p>
        </text:list-item>
        <text:list-item>
          <text:p text:style-name="P2">circle (tạo ký hiệu chấm tròn trắng phía trước danh sách)</text:p>
        </text:list-item>
        <text:list-item>
          <text:p text:style-name="P2">square (tạo ký hiệu ô vuông đen phía trước danh sách)</text:p>
        </text:list-item>
        <text:list-item>
          <text:p text:style-name="P2">none (không tạo ký hiệu phía trước danh sách)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8:44:35.660968856</meta:creation-date>
    <meta:generator>LibreOffice/5.3.1.2$Linux_X86_64 LibreOffice_project/30m0$Build-2</meta:generator>
    <dc:date>2017-12-13T00:21:12.146001528</dc:date>
    <meta:editing-duration>PT15H25M45S</meta:editing-duration>
    <meta:editing-cycles>1</meta:editing-cycles>
    <meta:document-statistic meta:table-count="0" meta:image-count="0" meta:object-count="0" meta:page-count="1" meta:paragraph-count="4" meta:word-count="46" meta:character-count="212" meta:non-whitespace-character-count="174"/>
  </office:meta>
</office:document-meta>
</file>